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47ff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6cm" svg:height="1cm" svg:x="14.899cm" svg:y="2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1cm" svg:height="0.988cm" svg:x="11.299cm" svg:y="2.2cm">
          <draw:text-box>
            <text:p>进程</text:p>
          </draw:text-box>
        </draw:frame>
        <draw:line draw:style-name="gr3" draw:text-style-name="P1" draw:layer="layout" svg:x1="13.6cm" svg:y1="16cm" svg:x2="10.6cm" svg:y2="12.7cm">
          <text:p/>
        </draw:line>
        <draw:line draw:style-name="gr3" draw:text-style-name="P1" draw:layer="layout" svg:x1="6.3cm" svg:y1="14.9cm" svg:x2="10.6cm" svg:y2="12.6cm">
          <text:p/>
        </draw:line>
        <draw:line draw:style-name="gr3" draw:text-style-name="P1" draw:layer="layout" svg:x1="6.5cm" svg:y1="4.1cm" svg:x2="9.8cm" svg:y2="4.1cm">
          <text:p/>
        </draw:line>
        <draw:frame draw:style-name="gr2" draw:layer="layout" svg:width="4.1cm" svg:height="0.988cm" svg:x="1.9cm" svg:y="3.6cm">
          <draw:text-box>
            <text:p>线程组关系</text:p>
          </draw:text-box>
        </draw:frame>
        <draw:custom-shape draw:style-name="gr4" draw:text-style-name="P1" draw:layer="layout" svg:width="19cm" svg:height="19.6cm" svg:x="1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cm" svg:x="14.6cm" svg:y="4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layer="layout" svg:width="3.1cm" svg:height="0.988cm" svg:x="11.299cm" svg:y="4cm">
          <draw:text-box>
            <text:p>线程</text:p>
          </draw:text-box>
        </draw:frame>
        <draw:custom-shape draw:style-name="gr5" draw:text-style-name="P1" xml:id="id1" draw:id="id1" draw:layer="layout" svg:width="3.6cm" svg:height="1cm" svg:x="9.1cm" svg:y="11.7cm">
          <text:p text:style-name="P1">10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5.1cm" svg:height="8.2cm" svg:x="3.2cm" svg:y="10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cm" svg:height="1.401cm" svg:x="6.1cm" svg:y="5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1cm" svg:height="0.988cm" svg:x="1.9cm" svg:y="5.5cm">
          <draw:text-box>
            <text:p>线程组</text:p>
          </draw:text-box>
        </draw:frame>
        <draw:custom-shape draw:style-name="gr5" draw:text-style-name="P1" xml:id="id2" draw:id="id2" draw:layer="layout" svg:width="4.2cm" svg:height="1cm" svg:x="4.1cm" svg:y="14.9cm">
          <text:p text:style-name="P1">102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6cm" svg:height="1cm" svg:x="9.099cm" svg:y="8.599cm">
          <text:p text:style-name="P1">10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4.1cm" svg:height="0.988cm" svg:x="1.9cm" svg:y="2.4cm">
          <draw:text-box>
            <text:p>父子关系</text:p>
          </draw:text-box>
        </draw:frame>
        <draw:line draw:style-name="gr7" draw:text-style-name="P1" draw:layer="layout" svg:x1="6.499cm" svg:y1="2.65cm" svg:x2="9.799cm" svg:y2="2.65cm">
          <text:p/>
        </draw:line>
        <draw:line draw:style-name="gr7" draw:text-style-name="P1" draw:layer="layout" svg:x1="10.9cm" svg:y1="11.7cm" svg:x2="10.9cm" svg:y2="9.5cm">
          <text:p/>
        </draw:line>
        <draw:connector draw:style-name="gr8" draw:text-style-name="P1" draw:layer="layout" draw:type="curve" svg:x1="9.1cm" svg:y1="12.2cm" svg:x2="10.9cm" svg:y2="11.7cm" draw:start-shape="id1" draw:start-glue-point="3" draw:end-shape="id1" svg:d="m9100 12200c-751 0-626-501 11-814s1789-437 1789 314" svg:viewBox="0 0 2317 1060">
          <text:p/>
        </draw:connector>
        <draw:custom-shape draw:style-name="gr5" draw:text-style-name="P1" xml:id="id3" draw:id="id3" draw:layer="layout" svg:width="4.2cm" svg:height="1cm" svg:x="11.5cm" svg:y="16.1cm">
          <text:p text:style-name="P1">103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1" draw:layer="layout" svg:x1="9.1cm" svg:y1="12.2cm" svg:x2="4.625cm" svg:y2="15.4cm" draw:start-shape="id1" draw:start-glue-point="3" draw:end-shape="id2" draw:end-glue-point="9" svg:d="m9100 12200h-4475v3200" svg:viewBox="0 0 4476 3201">
          <text:p/>
        </draw:connector>
        <draw:connector draw:style-name="gr8" draw:text-style-name="P1" draw:layer="layout" svg:x1="7.775cm" svg:y1="15.4cm" svg:x2="11.5cm" svg:y2="16.6cm" draw:start-shape="id2" draw:start-glue-point="6" draw:end-shape="id3" draw:end-glue-point="3" svg:d="m7775 15400v1200h3725" svg:viewBox="0 0 3726 1201">
          <text:p/>
        </draw:connector>
        <draw:connector draw:style-name="gr8" draw:text-style-name="P1" draw:layer="layout" svg:x1="15.7cm" svg:y1="16.6cm" svg:x2="12.7cm" svg:y2="12.2cm" draw:start-shape="id3" draw:start-glue-point="1" draw:end-shape="id1" draw:end-glue-point="1" svg:d="m15700 16600h502v-4400h-3502" svg:viewBox="0 0 3503 4401">
          <text:p/>
        </draw:connector>
        <draw:line draw:style-name="gr9" draw:text-style-name="P1" draw:layer="layout" svg:x1="6.2cm" svg:y1="14.8cm" svg:x2="9.3cm" svg:y2="9.8cm">
          <text:p/>
        </draw:line>
        <draw:line draw:style-name="gr9" draw:text-style-name="P1" draw:layer="layout" svg:x1="14.1cm" svg:y1="16cm" svg:x2="12.6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4-19T19:40:57</dc:date>
    <meta:editing-duration>PT4H15M1S</meta:editing-duration>
    <meta:editing-cycles>122</meta:editing-cycles>
    <meta:generator>LibreOffice/3.5$Linux_x86 LibreOffice_project/350m1$Build-2</meta:generator>
    <meta:document-statistic meta:object-count="25"/>
  </office:meta>
</office:document-meta>
</file>